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4.199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5" style:family="graphic" style:parent-style-name="standard">
      <style:graphic-properties draw:stroke="none" svg:stroke-color="#000000" draw:fill="none" draw:fill-color="#ffffff" fo:min-height="2.798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99cm" svg:height="1.524cm" svg:x="1.762cm" svg:y="5.064cm">
          <text:p text:style-name="P1">Additive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4.699cm" svg:height="1.524cm" svg:x="1.762cm" svg:y="9.382cm">
          <text:p text:style-name="P1">Additive 3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2" draw:id="id2" draw:layer="layout" svg:width="4.699cm" svg:height="1.524cm" svg:x="1.762cm" svg:y="7.223cm">
          <text:p text:style-name="P1">Additive 2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xml:id="id3" draw:id="id3" draw:layer="layout" draw:type="line" svg:x1="6.461cm" svg:y1="5.826cm" svg:x2="8.114cm" svg:y2="7.938cm" draw:start-shape="id1" draw:start-glue-point="7" svg:d="M6461 5826l1653 2112" svg:viewBox="0 0 1654 2113">
          <text:p/>
        </draw:connector>
        <draw:connector draw:style-name="gr2" draw:text-style-name="P2" draw:layer="layout" draw:type="line" svg:x1="6.461cm" svg:y1="7.985cm" svg:x2="8.114cm" svg:y2="7.938cm" draw:start-shape="id2" draw:start-glue-point="7" draw:end-shape="id3" draw:end-glue-point="3" svg:d="M6461 7985l1653-47" svg:viewBox="0 0 1654 48">
          <text:p/>
        </draw:connector>
        <draw:connector draw:style-name="gr2" draw:text-style-name="P2" draw:layer="layout" draw:type="line" svg:x1="6.461cm" svg:y1="10.144cm" svg:x2="8.114cm" svg:y2="7.938cm" draw:start-shape="id4" draw:start-glue-point="7" draw:end-shape="id3" draw:end-glue-point="3" svg:d="M6461 10144l1653-2206" svg:viewBox="0 0 1654 2207">
          <text:p/>
        </draw:connector>
        <draw:custom-shape draw:style-name="gr3" draw:text-style-name="P1" xml:id="id5" draw:id="id5" draw:layer="layout" svg:width="5.08cm" svg:height="2.159cm" svg:x="8.112cm" svg:y="6.842cm">
          <text:p text:style-name="P1">Sequence of</text:p>
          <text:p text:style-name="P1">Tria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4.699cm" svg:height="1.524cm" svg:x="14.716cm" svg:y="5.064cm">
          <text:p text:style-name="P1">A1 Resul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4.699cm" svg:height="1.524cm" svg:x="14.716cm" svg:y="7.121cm">
          <text:p text:style-name="P1">A2 Resul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4.699cm" svg:height="1.524cm" svg:x="14.716cm" svg:y="9.255cm">
          <text:p text:style-name="P1">A3 Resul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3.192cm" svg:y1="7.922cm" svg:x2="14.716cm" svg:y2="7.883cm" draw:start-shape="id5" draw:start-glue-point="7" draw:end-shape="id6" draw:end-glue-point="5" svg:d="M13192 7922l1524-39" svg:viewBox="0 0 1525 40">
          <text:p/>
        </draw:connector>
        <draw:connector draw:style-name="gr2" draw:text-style-name="P2" draw:layer="layout" draw:type="line" svg:x1="14.716cm" svg:y1="5.826cm" svg:x2="13.192cm" svg:y2="7.922cm" draw:start-shape="id7" draw:start-glue-point="5" draw:end-shape="id5" draw:end-glue-point="7" svg:d="M14716 5826l-1524 2096" svg:viewBox="0 0 1525 2097">
          <text:p/>
        </draw:connector>
        <draw:connector draw:style-name="gr2" draw:text-style-name="P2" draw:layer="layout" draw:type="line" svg:x1="14.716cm" svg:y1="10.017cm" svg:x2="13.192cm" svg:y2="7.922cm" draw:start-shape="id8" draw:start-glue-point="5" draw:end-shape="id5" draw:end-glue-point="7" svg:d="M14716 10017l-1524-2095" svg:viewBox="0 0 1525 2096">
          <text:p/>
        </draw:connector>
        <draw:custom-shape draw:style-name="gr4" draw:text-style-name="P1" xml:id="id9" draw:id="id9" draw:layer="layout" svg:width="4.826cm" svg:height="1.778cm" svg:x="21.828cm" svg:y="6.994cm">
          <text:p text:style-name="P1">Compare </text:p>
          <text:p text:style-name="P1">Resul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9.415cm" svg:y1="5.826cm" svg:x2="21.828cm" svg:y2="7.883cm" draw:start-shape="id7" draw:start-glue-point="7" draw:end-shape="id9" draw:end-glue-point="5" svg:d="M19415 5826l2413 2057" svg:viewBox="0 0 2414 2058">
          <text:p/>
        </draw:connector>
        <draw:connector draw:style-name="gr2" draw:text-style-name="P2" draw:layer="layout" draw:type="line" svg:x1="19.415cm" svg:y1="7.883cm" svg:x2="21.828cm" svg:y2="7.883cm" draw:start-shape="id6" draw:start-glue-point="7" draw:end-shape="id9" draw:end-glue-point="5" svg:d="M19415 7883h2413" svg:viewBox="0 0 2414 1">
          <text:p/>
        </draw:connector>
        <draw:connector draw:style-name="gr2" draw:text-style-name="P2" draw:layer="layout" draw:type="line" svg:x1="19.415cm" svg:y1="10.017cm" svg:x2="21.828cm" svg:y2="7.883cm" draw:start-shape="id8" draw:start-glue-point="7" draw:end-shape="id9" draw:end-glue-point="5" svg:d="M19415 10017l2413-2134" svg:viewBox="0 0 2414 2135">
          <text:p/>
        </draw:connector>
        <draw:frame draw:style-name="gr5" draw:text-style-name="P3" draw:layer="layout" svg:width="24.765cm" svg:height="3.048cm" svg:x="1.635cm" svg:y="1.635cm">
          <draw:text-box>
            <text:p text:style-name="P1">2.43, Gasoline Additive Effect on Performance</text:p>
            <text:p text:style-name="P1">Experiment Design Diagr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16:34:04.078149343</meta:creation-date>
    <dc:date>2019-04-16T16:45:07.957057635</dc:date>
    <meta:editing-duration>PT23S</meta:editing-duration>
    <meta:editing-cycles>1</meta:editing-cycles>
    <meta:document-statistic meta:object-count="18"/>
    <meta:generator>LibreOffice/6.2.2.2$Linux_X86_64 LibreOffice_project/20$Build-2</meta:generator>
  </office:meta>
</office:document-meta>
</file>